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font-name="Times New Roman" officeooo:rsid="00037ce8" officeooo:paragraph-rsid="00037ce8"/>
    </style:style>
    <style:style style:name="P2" style:family="paragraph" style:parent-style-name="Standard">
      <style:paragraph-properties fo:line-height="200%"/>
      <style:text-properties style:font-name="Times New Roman" officeooo:rsid="00037ce8" officeooo:paragraph-rsid="0003b401"/>
    </style:style>
    <style:style style:name="P3" style:family="paragraph" style:parent-style-name="Standard">
      <style:paragraph-properties fo:line-height="200%"/>
      <style:text-properties style:font-name="Times New Roman" officeooo:rsid="0000c645" officeooo:paragraph-rsid="0000c645"/>
    </style:style>
    <style:style style:name="P4" style:family="paragraph" style:parent-style-name="Standard">
      <style:paragraph-properties fo:line-height="200%" fo:text-align="center" style:justify-single-word="false"/>
      <style:text-properties style:font-name="Times New Roman" officeooo:rsid="0000c645" officeooo:paragraph-rsid="0000c645"/>
    </style:style>
    <style:style style:name="P5" style:family="paragraph" style:parent-style-name="Standard">
      <style:paragraph-properties fo:line-height="200%" fo:text-align="start" style:justify-single-word="false"/>
      <style:text-properties style:font-name="Times New Roman" officeooo:rsid="0000c645" officeooo:paragraph-rsid="00037ce8"/>
    </style:style>
    <style:style style:name="P6" style:family="paragraph" style:parent-style-name="Standard">
      <style:paragraph-properties fo:line-height="200%"/>
      <style:text-properties style:font-name="Times New Roman" officeooo:rsid="00011d54" officeooo:paragraph-rsid="00011d54"/>
    </style:style>
    <style:style style:name="P7" style:family="paragraph" style:parent-style-name="Standard">
      <style:paragraph-properties fo:line-height="200%" fo:text-align="center" style:justify-single-word="false"/>
      <style:text-properties style:font-name="Times New Roman" officeooo:rsid="0004bcc1" officeooo:paragraph-rsid="0004bcc1"/>
    </style:style>
    <style:style style:name="P8" style:family="paragraph" style:parent-style-name="Standard">
      <style:paragraph-properties fo:line-height="200%" fo:text-align="center" style:justify-single-word="false"/>
      <style:text-properties officeooo:rsid="0004bcc1" officeooo:paragraph-rsid="0004bcc1"/>
    </style:style>
    <style:style style:name="T1" style:family="text">
      <style:text-properties officeooo:rsid="00011d54"/>
    </style:style>
    <style:style style:name="T2" style:family="text">
      <style:text-properties fo:font-weight="bold" style:font-weight-asian="bold" style:font-weight-complex="bold"/>
    </style:style>
    <style:style style:name="T3" style:family="text">
      <style:text-properties officeooo:rsid="0003b401"/>
    </style:style>
    <style:style style:name="T4" style:family="text">
      <style:text-properties fo:font-weight="normal" officeooo:rsid="0003b40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dy Pham</text:p>
      <text:p text:style-name="P1">CSCI 413</text:p>
      <text:p text:style-name="P1">Dr Cherry</text:p>
      <text:p text:style-name="P1">April 20 2017</text:p>
      <text:p text:style-name="P4">Example some risk<text:span text:style-name="T1">s</text:span> for our team software</text:p>
      <text:p text:style-name="P7">1</text:p>
      <text:p text:style-name="P1"><text:span text:style-name="T2">Type of risk:</text:span> Estimation</text:p>
      <text:p text:style-name="P1"><text:span text:style-name="T2">Classification:</text:span> Project</text:p>
      <text:p text:style-name="P1"><text:span text:style-name="T2">Name of the risk: </text:span>Software cost</text:p>
      <text:p text:style-name="P1"><text:span text:style-name="T2">Description:</text:span> Cost of the software develop is going over the budget</text:p>
      <text:p text:style-name="P1"><text:span text:style-name="T2">Probability:</text:span> High</text:p>
      <text:p text:style-name="P1"><text:span text:style-name="T2">Effects:</text:span> Serious</text:p>
      <text:p text:style-name="P1"><text:span text:style-name="T2">Type of strategy:</text:span> Minimization and Contigency Plan</text:p>
      <text:p text:style-name="P1"><text:span text:style-name="T2">Description:</text:span> My strategy is avoid using too much money on something not really relative to the software and document and present to your team before you use that budget for something.</text:p>
      <text:p text:style-name="P7">2</text:p>
      <text:p text:style-name="P2"><text:span text:style-name="T2">Type of risk:</text:span> <text:span text:style-name="T3">Estimation</text:span></text:p>
      <text:p text:style-name="P2"><text:span text:style-name="T2">Classification:</text:span> Project</text:p>
      <text:p text:style-name="P2"><text:span text:style-name="T2">Name of the risk: </text:span><text:span text:style-name="T4">Deadline </text:span></text:p>
      <text:p text:style-name="P2"><text:span text:style-name="T2">Description:</text:span> <text:span text:style-name="T3">Deadline and milestone is not clear. Turn the project for the customer slower than the deadline.</text:span></text:p>
      <text:p text:style-name="P2"><text:span text:style-name="T2">Probability:</text:span> High</text:p>
      <text:p text:style-name="P2"><text:span text:style-name="T2">Effects:</text:span> Serious</text:p>
      <text:p text:style-name="P2"><text:span text:style-name="T2">Type of strategy:</text:span> <text:span text:style-name="T3">Contigency plan</text:span></text:p>
      <text:p text:style-name="P2"><text:span text:style-name="T2">Description:</text:span> My strategy is <text:span text:style-name="T3">using some kind of software like Gantt and github to keep track of the </text:span><text:soft-page-break/><text:span text:style-name="T3">process of every member in the team. And we can also do the work break down structure base on what member should and have to do base on their level.</text:span></text:p>
      <text:p text:style-name="P7">3</text:p>
      <text:p text:style-name="P2"><text:span text:style-name="T2">Type of risk:</text:span> <text:span text:style-name="T3">Requirement</text:span></text:p>
      <text:p text:style-name="P2"><text:span text:style-name="T2">Classification:</text:span> P<text:span text:style-name="T3">roduct</text:span></text:p>
      <text:p text:style-name="P2"><text:span text:style-name="T2">Name of the risk: </text:span><text:span text:style-name="T4">Achievement goal </text:span></text:p>
      <text:p text:style-name="P2"><text:span text:style-name="T2">Description:</text:span> <text:span text:style-name="T3"><text:s/>Product may not achieve the design goal.</text:span></text:p>
      <text:p text:style-name="P2"><text:span text:style-name="T2">Probability:</text:span> <text:span text:style-name="T3">Moderate</text:span></text:p>
      <text:p text:style-name="P2"><text:span text:style-name="T2">Effects:</text:span> <text:span text:style-name="T3">Tolerable</text:span></text:p>
      <text:p text:style-name="P2"><text:span text:style-name="T2">Type of strategy:</text:span> <text:span text:style-name="T3">Contigency plan</text:span></text:p>
      <text:p text:style-name="P2"><text:span text:style-name="T2">Description:</text:span> My strategy is <text:span text:style-name="T3">try to implement other features that may make the client want to stay with the program and try to maintain the product by upgrade the new stuff and achieve the design goal.</text:span></text:p>
      <text:p text:style-name="P8">4</text:p>
      <text:p text:style-name="P2"><text:span text:style-name="T2">Type of risk:</text:span> <text:span text:style-name="T3">Requirement</text:span></text:p>
      <text:p text:style-name="P2"><text:span text:style-name="T2">Classification:</text:span> P<text:span text:style-name="T3">roduct</text:span></text:p>
      <text:p text:style-name="P2"><text:span text:style-name="T2">Name of the risk: </text:span><text:span text:style-name="T4">Bug</text:span></text:p>
      <text:p text:style-name="P2"><text:span text:style-name="T2">Description:</text:span> <text:span text:style-name="T3"><text:s/>Product has so many bug and error even when it is achieve the design goal</text:span></text:p>
      <text:p text:style-name="P2"><text:span text:style-name="T2">Probability:</text:span> <text:span text:style-name="T3">High</text:span></text:p>
      <text:p text:style-name="P2"><text:span text:style-name="T2">Effects:</text:span> <text:span text:style-name="T3">Serious</text:span></text:p>
      <text:p text:style-name="P2"><text:span text:style-name="T2">Type of strategy:</text:span> <text:span text:style-name="T3">Avoidance and Minimization</text:span></text:p>
      <text:p text:style-name="P2"><text:span text:style-name="T2">Description:</text:span> My strategy is <text:span text:style-name="T3">test the software multiple times before giving it to the customer and do the pair programming between each member to fix them error and bug</text:span></text:p>
      <text:p text:style-name="P7">5</text:p>
      <text:p text:style-name="P2"><text:span text:style-name="T2">Classification:</text:span> <text:span text:style-name="T3">People</text:span></text:p>
      <text:p text:style-name="P2"><text:span text:style-name="T2">Name of the risk: </text:span><text:span text:style-name="T4">Leader Die</text:span></text:p>
      <text:p text:style-name="P2"><text:soft-page-break/><text:span text:style-name="T2">Description:</text:span> <text:span text:style-name="T3">Leader of the project or one who hold and control all the process in the team die from accident or mental problems.</text:span></text:p>
      <text:p text:style-name="P2"><text:span text:style-name="T2">Probability:</text:span> <text:span text:style-name="T3">Very High</text:span></text:p>
      <text:p text:style-name="P2"><text:span text:style-name="T2">Effects:</text:span> <text:span text:style-name="T3">Catastrophic</text:span></text:p>
      <text:p text:style-name="P2"><text:span text:style-name="T2">Type of strategy:</text:span> Contigency Plan</text:p>
      <text:p text:style-name="P2"><text:span text:style-name="T2">Description:</text:span> My strategy is <text:span text:style-name="T3">always have a backup plan or backup leader. If something happen to the leader another person know what the process of the team and using the backup plan to keep the project going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23:05:25.803000000</meta:creation-date>
    <dc:date>2017-04-20T22:10:41.980000000</dc:date>
    <meta:editing-duration>PT8M27S</meta:editing-duration>
    <meta:editing-cycles>2</meta:editing-cycles>
    <meta:generator>LibreOffice/4.3.5.2$Windows_x86 LibreOffice_project/3a87456aaa6a95c63eea1c1b3201acedf0751bd5</meta:generator>
    <meta:document-statistic meta:table-count="0" meta:image-count="0" meta:object-count="0" meta:page-count="3" meta:paragraph-count="49" meta:word-count="381" meta:character-count="2266" meta:non-whitespace-character-count="1930"/>
  </office:meta>
</office:document-meta>
</file>